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.59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.59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8cm" fo:min-width="0.5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.8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2cm" fo:min-width="0.8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.87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5cm" fo:min-width="0.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4cm" fo:min-width="0.59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4cm" fo:min-width="0.87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.321cm" svg:height="1.406cm" svg:x="17.467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32cm" svg:height="1.419cm" svg:x="10.923cm" svg:y="4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322cm" svg:height="1.405cm" svg:x="24.081cm" svg:y="4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7.66cm" svg:y1="2.2cm" svg:x2="12.05cm" svg:y2="4.751cm" draw:start-shape="id1" draw:start-glue-point="7" draw:end-shape="id2" draw:end-glue-point="11" svg:d="m17660 2200-5610 2551">
          <text:p/>
        </draw:connector>
        <draw:connector draw:style-name="gr2" draw:text-style-name="P1" draw:layer="layout" draw:type="line" svg:x1="18.595cm" svg:y1="2.2cm" svg:x2="24.274cm" svg:y2="4.752cm" draw:start-shape="id1" draw:start-glue-point="9" draw:end-shape="id3" draw:end-glue-point="5" svg:d="m18595 2200 5679 2552">
          <text:p/>
        </draw:connector>
        <draw:custom-shape draw:style-name="gr1" draw:text-style-name="P1" xml:id="id4" draw:id="id4" draw:layer="layout" svg:width="1.32cm" svg:height="1.406cm" svg:x="7.624cm" svg:y="7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32cm" svg:height="1.406cm" svg:x="14.218cm" svg:y="8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116cm" svg:y1="5.756cm" svg:x2="8.751cm" svg:y2="8.202cm" draw:start-shape="id2" draw:start-glue-point="7" draw:end-shape="id4" draw:end-glue-point="11" svg:d="m11116 5756-2365 2446">
          <text:p/>
        </draw:connector>
        <draw:connector draw:style-name="gr2" draw:text-style-name="P1" draw:layer="layout" draw:type="line" svg:x1="12.05cm" svg:y1="5.756cm" svg:x2="14.411cm" svg:y2="8.29cm" draw:start-shape="id2" draw:start-glue-point="9" draw:end-shape="id5" draw:end-glue-point="5" svg:d="m12050 5756 2361 2534">
          <text:p/>
        </draw:connector>
        <draw:custom-shape draw:style-name="gr1" draw:text-style-name="P1" xml:id="id6" draw:id="id6" draw:layer="layout" svg:width="1.321cm" svg:height="1.405cm" svg:x="4.271cm" svg:y="11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319cm" svg:height="1.406cm" svg:x="10.895cm" svg:y="11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321cm" svg:height="1.406cm" svg:x="1cm" svg:y="15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322cm" svg:height="1.406cm" svg:x="7.568cm" svg:y="15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817cm" svg:y1="9.196cm" svg:x2="5.399cm" svg:y2="11.712cm" draw:start-shape="id4" draw:start-glue-point="7" draw:end-shape="id6" draw:end-glue-point="11" svg:d="m7817 9196-2418 2516">
          <text:p/>
        </draw:connector>
        <draw:connector draw:style-name="gr2" draw:text-style-name="P1" draw:layer="layout" draw:type="line" svg:x1="4.464cm" svg:y1="12.707cm" svg:x2="2.128cm" svg:y2="15.282cm" draw:start-shape="id6" draw:start-glue-point="7" draw:end-shape="id7" draw:end-glue-point="11" svg:d="m4464 12707-2336 2575">
          <text:p/>
        </draw:connector>
        <draw:connector draw:style-name="gr2" draw:text-style-name="P1" draw:layer="layout" draw:type="line" svg:x1="5.399cm" svg:y1="12.707cm" svg:x2="7.761cm" svg:y2="15.312cm" draw:start-shape="id6" draw:start-glue-point="9" draw:end-shape="id8" draw:end-glue-point="5" svg:d="m5399 12707 2362 2605">
          <text:p/>
        </draw:connector>
        <draw:connector draw:style-name="gr2" draw:text-style-name="P1" draw:layer="layout" draw:type="line" svg:x1="8.751cm" svg:y1="9.196cm" svg:x2="11.088cm" svg:y2="11.801cm" draw:start-shape="id4" draw:start-glue-point="9" draw:end-shape="id9" draw:end-glue-point="5" svg:d="m8751 9196 2337 2605">
          <text:p/>
        </draw:connector>
        <draw:custom-shape draw:style-name="gr1" draw:text-style-name="P1" xml:id="id10" draw:id="id10" draw:layer="layout" svg:width="1.322cm" svg:height="1.407cm" svg:x="20.782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1.321cm" svg:height="1.406cm" svg:x="27.379cm" svg:y="8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321cm" svg:height="1.406cm" svg:x="17.542cm" svg:y="11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322cm" svg:height="1.408cm" svg:x="24.025cm" svg:y="11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4.274cm" svg:y1="5.747cm" svg:x2="21.911cm" svg:y2="8.318cm" draw:start-shape="id3" draw:start-glue-point="7" draw:end-shape="id10" draw:end-glue-point="11" svg:d="m24274 5747-2363 2571">
          <text:p/>
        </draw:connector>
        <draw:connector draw:style-name="gr2" draw:text-style-name="P1" draw:layer="layout" draw:type="line" svg:x1="25.21cm" svg:y1="5.747cm" svg:x2="27.572cm" svg:y2="8.29cm" draw:start-shape="id3" draw:start-glue-point="9" draw:end-shape="id11" draw:end-glue-point="5" svg:d="m25210 5747 2362 2543">
          <text:p/>
        </draw:connector>
        <draw:connector draw:style-name="gr2" draw:text-style-name="P1" draw:layer="layout" draw:type="line" svg:x1="20.975cm" svg:y1="9.313cm" svg:x2="18.67cm" svg:y2="11.771cm" draw:start-shape="id10" draw:start-glue-point="7" draw:end-shape="id12" draw:end-glue-point="11" svg:d="m20975 9313-2305 2458">
          <text:p/>
        </draw:connector>
        <draw:connector draw:style-name="gr2" draw:text-style-name="P1" draw:layer="layout" draw:type="line" svg:x1="21.911cm" svg:y1="9.313cm" svg:x2="24.218cm" svg:y2="11.772cm" draw:start-shape="id10" draw:start-glue-point="9" draw:end-shape="id13" draw:end-glue-point="5" svg:d="m21911 9313 2307 2459">
          <text:p/>
        </draw:connector>
        <draw:frame draw:style-name="gr4" draw:layer="layout" svg:width="1.407cm" svg:height="1.825cm" svg:x="9.188cm" svg:y="6.073cm">
          <draw:text-box>
            <text:p>2</text:p>
          </draw:text-box>
        </draw:frame>
        <draw:frame draw:style-name="gr4" draw:layer="layout" svg:width="1.408cm" svg:height="1.825cm" svg:x="6.003cm" svg:y="9.212cm">
          <draw:text-box>
            <text:p>4</text:p>
          </draw:text-box>
        </draw:frame>
        <draw:frame draw:style-name="gr5" draw:layer="layout" svg:width="1.409cm" svg:height="1.825cm" svg:x="2.605cm" svg:y="12.776cm">
          <draw:text-box>
            <text:p>5</text:p>
          </draw:text-box>
        </draw:frame>
        <draw:frame draw:style-name="gr6" draw:layer="layout" svg:width="1.557cm" svg:height="1.738cm" svg:x="14.368cm" svg:y="2.311cm">
          <draw:text-box draw:corner-radius="0.118cm">
            <text:p>1</text:p>
          </draw:text-box>
        </draw:frame>
        <draw:frame draw:style-name="gr7" draw:layer="layout" svg:width="1.758cm" svg:height="1.826cm" svg:x="20.681cm" svg:y="2.163cm">
          <draw:text-box>
            <text:p>-1</text:p>
          </draw:text-box>
        </draw:frame>
        <draw:frame draw:style-name="gr8" draw:layer="layout" svg:width="1.759cm" svg:height="1.232cm" svg:x="13.136cm" svg:y="6.136cm">
          <draw:text-box>
            <text:p>-2</text:p>
          </draw:text-box>
        </draw:frame>
        <draw:frame draw:style-name="gr9" draw:layer="layout" svg:width="1.759cm" svg:height="1.825cm" svg:x="9.487cm" svg:y="9.129cm">
          <draw:text-box>
            <text:p>-4</text:p>
          </draw:text-box>
        </draw:frame>
        <draw:frame draw:style-name="gr10" draw:layer="layout" svg:width="1.758cm" svg:height="1.415cm" svg:x="6.227cm" svg:y="12.853cm">
          <draw:text-box>
            <text:p>-5</text:p>
          </draw:text-box>
        </draw:frame>
        <draw:frame draw:style-name="gr5" draw:layer="layout" svg:width="1.409cm" svg:height="1.825cm" svg:x="26.262cm" svg:y="6.166cm">
          <draw:text-box>
            <text:p>3</text:p>
          </draw:text-box>
        </draw:frame>
        <draw:frame draw:style-name="gr9" draw:layer="layout" svg:width="1.759cm" svg:height="1.825cm" svg:x="22.119cm" svg:y="6.133cm">
          <draw:text-box>
            <text:p>-3</text:p>
          </draw:text-box>
        </draw:frame>
        <draw:frame draw:style-name="gr11" draw:layer="layout" svg:width="1.407cm" svg:height="1.824cm" svg:x="22.721cm" svg:y="9.238cm">
          <draw:text-box>
            <text:p>2</text:p>
          </draw:text-box>
        </draw:frame>
        <draw:frame draw:style-name="gr12" draw:layer="layout" svg:width="1.759cm" svg:height="1.824cm" svg:x="18.808cm" svg:y="9.277cm">
          <draw:text-box>
            <text:p>-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8-13T12:08:32</meta:creation-date>
    <dc:date>2011-08-13T12:19:36</dc:date>
    <meta:editing-duration>PT11M5S</meta:editing-duration>
    <meta:editing-cycles>1</meta:editing-cycles>
    <meta:generator>LibreOffice/3.4$Linux LibreOffice_project/340m1$Build-203</meta:generator>
    <meta:document-statistic meta:object-count="37"/>
  </office:meta>
</office:document-meta>
</file>